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507in" fo:margin-left="-0.075in" table:align="left" style:writing-mode="lr-tb"/>
    </style:style>
    <style:style style:name="Table1.A" style:family="table-column">
      <style:table-column-properties style:column-width="3.07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H_2f_TB">
      <style:paragraph-properties fo:line-height="100%" fo:padding="0in" fo:border="none"/>
    </style:style>
    <style:style style:name="P2" style:family="paragraph" style:parent-style-name="SH_2f_TB">
      <style:paragraph-properties fo:line-height="100%" fo:padding="0in" fo:border="none"/>
      <style:text-properties style:font-name="Times New Roman" fo:font-size="12pt" style:font-size-asian="12pt"/>
    </style:style>
    <style:style style:name="P3" style:family="paragraph" style:parent-style-name="SH_2f_TB" style:list-style-name="WWNum1">
      <style:paragraph-properties fo:line-height="100%" fo:padding="0in" fo:border="none"/>
      <style:text-properties style:font-name="Times New Roman" fo:font-size="12pt" style:font-size-asian="12pt"/>
    </style:style>
    <style:style style:name="P4" style:family="paragraph" style:parent-style-name="SH_2f_TB">
      <style:paragraph-properties fo:line-height="100%" fo:padding="0in" fo:border="none"/>
      <style:text-properties style:font-name="Times New Roman" fo:font-size="12pt" fo:font-weight="bold" style:font-size-asian="12pt" style:font-weight-asian="bold" style:font-weight-complex="bold"/>
    </style:style>
    <style:style style:name="P5" style:family="paragraph" style:parent-style-name="SH_2f_TB" style:master-page-name="Standard">
      <style:paragraph-properties fo:line-height="100%" fo:text-align="center" style:justify-single-word="false" style:page-number="auto" fo:padding="0in" fo:border="none"/>
    </style:style>
    <style:style style:name="T1" style:family="text">
      <style:text-properties style:font-name="Times New Roman" fo:font-size="18pt" fo:font-weight="bold" style:font-size-asian="18pt" style:font-weight-asian="bold" style:font-weight-complex="bold"/>
    </style:style>
    <style:style style:name="T2" style:family="text">
      <style:text-properties style:font-name="Times New Roman" fo:font-size="12pt" style:font-size-asian="12pt"/>
    </style:style>
    <style:style style:name="T3" style:family="text">
      <style:text-properties style:font-name="Times New Roman" fo:font-size="12pt" fo:font-weight="bold" style:font-size-asian="12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eam Contract</text:span></text:p>
      <text:p text:style-name="P1"><text:span text:style-name="T3">Project Name:</text:span></text:p>
      <text:p text:style-name="P1"><text:span text:style-name="T3">Project Team Members Names and Sign-off: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text:span text:style-name="T3">Name</text:span></text:p>
          </table:table-cell>
          <table:table-cell table:style-name="Table1.A1" office:value-type="string">
            <text:p text:style-name="P1"><text:span text:style-name="T3">Sign-off on Team Contract</text:span></text:p>
          </table:table-cell>
        </table:table-row>
        <table:table-row table:style-name="Table1.1">
          <table:table-cell table:style-name="Table1.A1" office:value-type="string">
            <text:p text:style-name="P4">Taylor Lavoie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Cedric Robichaud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1"><text:span text:style-name="T3">Work Load: <text:s/></text:span><text:span text:style-name="T2">As a project team, we will:</text:span></text:p>
      <text:list xml:id="list3925689955466608252" text:style-name="WWNum1">
        <text:list-item>
          <text:p text:style-name="P3">Divide tasks equally and bring it all together before the due date</text:p>
        </text:list-item>
      </text:list>
      <text:p text:style-name="P1"><text:span text:style-name="T3">Consequences: If one member does not do their assigned work</text:span></text:p>
      <text:list xml:id="list29410335" text:continue-numbering="true" text:style-name="WWNum1">
        <text:list-item>
          <text:p text:style-name="P3">We will not pass</text:p>
        </text:list-item>
      </text:list>
      <text:p text:style-name="P1"><text:span text:style-name="T3">Team Core Values/ Acceptable: Conduct </text:span><text:span text:style-name="T2">We will:</text:span></text:p>
      <text:list xml:id="list29414997" text:continue-numbering="true" text:style-name="WWNum1">
        <text:list-item>
          <text:p text:style-name="P3">Not name call</text:p>
        </text:list-item>
        <text:list-item>
          <text:p text:style-name="P3">Not be mean to each other</text:p>
        </text:list-item>
        <text:list-item>
          <text:p text:style-name="P3">Have mutual respect for each other</text:p>
        </text:list-item>
      </text:list>
      <text:p text:style-name="P1"><text:span text:style-name="T3">Communication /data shareing:</text:span></text:p>
      <text:list xml:id="list29395840" text:continue-numbering="true" text:style-name="WWNum1">
        <text:list-item>
          <text:p text:style-name="P3">File share/github</text:p>
        </text:list-item>
        <text:list-item>
          <text:p text:style-name="P3">Communicate when we finish a task or updated</text:p>
        </text:list-item>
      </text:list>
      <text:p text:style-name="P1"><text:span text:style-name="T3">Conflicts: </text:span><text:span text:style-name="T2">We will:</text:span></text:p>
      <text:list xml:id="list29385482" text:continue-numbering="true" text:style-name="WWNum1">
        <text:list-item>
          <text:p text:style-name="P3">rock paper scissors </text:p>
        </text:list-item>
      </text:list>
      <text:p text:style-name="P2">Important info:</text:p>
      <text:p text:style-name="P2"><text:s/>we need too pas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H_2f_TB" style:display-name="SH/TB" style:family="paragraph" style:parent-style-name="Standard" style:default-outline-level="">
      <style:paragraph-properties fo:margin-top="0.0902in" fo:margin-bottom="0in" fo:line-height="0.139in" fo:padding="0in" fo:border-left="none" fo:border-right="none" fo:border-top="none" fo:border-bottom="0.0102in solid #00000a"/>
      <style:text-properties style:font-name="New York" fo:font-size="8pt" style:font-size-asian="8pt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am Contract</dc:title>
    <meta:initial-creator>IT Department</meta:initial-creator>
    <meta:editing-cycles>2</meta:editing-cycles>
    <meta:creation-date>2009-03-16T16:37:00</meta:creation-date>
    <dc:date>2014-01-15T09:24:45.13</dc:date>
    <meta:editing-duration>P0D</meta:editing-duration>
    <meta:generator>OpenOffice/4.0.1$Win32 OpenOffice.org_project/401m5$Build-9714</meta:generator>
    <meta:document-statistic meta:table-count="1" meta:image-count="0" meta:object-count="0" meta:page-count="1" meta:paragraph-count="22" meta:word-count="108" meta:character-count="591"/>
    <meta:user-defined meta:name="AppVersion">12.0000</meta:user-defined>
    <meta:user-defined meta:name="Company">Augsburg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